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729fcf" loext:fill-use-slide-background="false" draw:textarea-horizontal-align="justify" draw:textarea-vertical-align="middle" draw:auto-grow-height="false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89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9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9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.89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9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9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9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5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04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184cm" fo:min-width="2.01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ff6633" draw:textarea-horizontal-align="justify" draw:textarea-vertical-align="middle" draw:auto-grow-height="false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4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73cm" loext:decorative="false"/>
      <style:paragraph-properties style:writing-mode="lr-tb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9cm" fo:min-width="0.89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3cm" loext:decorative="false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color="#0000ff" loext:opacity="100%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solid" draw:fill-color="#ff6633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style:paragraph-properties fo:margin-left="0cm" fo:margin-right="0cm" fo:text-align="center" fo:text-indent="0cm"/>
      <style:text-properties style:font-name="Arial" fo:font-size="10pt" style:letter-kerning="true" style:font-name-asian="DejaVu Sans" style:font-size-asian="10pt" style:font-name-complex="Lohit Hindi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letter-kerning="true" style:font-name-asian="DejaVu Sans" style:font-size-asian="10pt" style:font-name-complex="Lohit Hindi" style:font-size-complex="10pt"/>
    </style:style>
    <style:style style:name="T3" style:family="text">
      <style:text-properties fo:color="#0000ff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1.524cm" svg:x="8.239cm" svg:y="4.556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4" xml:id="id2" draw:id="id2" draw:layer="layout" svg:width="3.175cm" svg:height="1.524cm" svg:x="8.239cm" svg:y="7.35cm">
          <text:p text:style-name="P3"><text:span text:style-name="T2">Wait Delay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9.827cm" svg:y1="6.08cm" svg:x2="9.827cm" svg:y2="7.35cm" draw:start-shape="id1" draw:start-glue-point="8" draw:end-shape="id2" draw:end-glue-point="4" svg:d="M9827 6080v1270" svg:viewBox="0 0 1 1271">
          <text:p/>
        </draw:connector>
        <draw:connector draw:style-name="gr3" draw:text-style-name="P5" draw:layer="layout" svg:x1="9.827cm" svg:y1="11.668cm" svg:x2="9.827cm" svg:y2="13.075cm" draw:start-shape="id3" draw:start-glue-point="8" draw:end-shape="id4" draw:end-glue-point="4" svg:d="M9827 11668v1407" svg:viewBox="0 0 1 1408">
          <text:p/>
        </draw:connector>
        <draw:custom-shape draw:style-name="gr1" draw:text-style-name="P2" xml:id="id4" draw:id="id4" draw:layer="layout" svg:width="3.175cm" svg:height="1.524cm" svg:x="8.239cm" svg:y="13.075cm">
          <text:p text:style-name="P1"><text:span text:style-name="T1">Home Signal =</text:span></text:p>
          <text:p text:style-name="P1"><text:span text:style-name="T1">Gree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text-style-name="P7" draw:layer="layout" svg:width="2.159cm" svg:height="1.039cm" svg:x="7.604cm" svg:y="11.645cm">
          <draw:text-box>
            <text:p text:style-name="P6"><text:span text:style-name="T1">Clearance </text:span><text:span text:style-name="T1">Obtained</text:span></text:p>
          </draw:text-box>
        </draw:frame>
        <draw:custom-shape draw:style-name="gr1" draw:text-style-name="P2" xml:id="id5" draw:id="id5" draw:layer="layout" svg:width="3.175cm" svg:height="1.524cm" svg:x="5.826cm" svg:y="16.504cm">
          <text:p text:style-name="P1"><text:span text:style-name="T1">Timeout</text:span></text:p>
          <text:p text:style-name="P1"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draw:type="curve" svg:x1="8.704cm" svg:y1="14.376cm" svg:x2="7.414cm" svg:y2="16.504cm" draw:start-shape="id4" draw:start-glue-point="7" draw:end-shape="id5" draw:end-glue-point="4" svg:d="M8704 14376c0 1764-1290 700-1290 2128" svg:viewBox="0 0 1291 2129">
          <text:p/>
        </draw:connector>
        <draw:frame draw:style-name="gr4" draw:text-style-name="P9" draw:layer="layout" svg:width="4.21cm" svg:height="1.039cm" svg:x="5.045cm" svg:y="14.599cm">
          <draw:text-box>
            <text:p text:style-name="P8"><text:span text:style-name="T1">Approach Block = </text:span></text:p>
            <text:p text:style-name="P6"><text:span text:style-name="T1">Clear</text:span></text:p>
          </draw:text-box>
        </draw:frame>
        <draw:custom-shape draw:style-name="gr1" draw:text-style-name="P2" xml:id="id7" draw:id="id7" draw:layer="layout" svg:width="3.175cm" svg:height="2.921cm" svg:x="13.827cm" svg:y="15.859cm">
          <text:p text:style-name="P1"><text:span text:style-name="T1">Home Signal = </text:span></text:p>
          <text:p text:style-name="P1"><text:span text:style-name="T1">R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draw:type="curve" svg:x1="8.536cm" svg:y1="16.727cm" svg:x2="9.827cm" svg:y2="14.599cm" draw:start-shape="id5" draw:start-glue-point="11" draw:end-shape="id4" draw:end-glue-point="8" svg:d="M8536 16727c0-1762 1291-699 1291-2128" svg:viewBox="0 0 1292 2129">
          <text:p/>
        </draw:connector>
        <draw:frame draw:style-name="gr5" draw:text-style-name="P9" draw:layer="layout" svg:width="4.953cm" svg:height="0.725cm" svg:x="8.747cm" svg:y="15.515cm">
          <draw:text-box>
            <text:p text:style-name="P8"><text:span text:style-name="T1">Approach Block = Occupied</text:span></text:p>
          </draw:text-box>
        </draw:frame>
        <draw:frame draw:style-name="gr5" draw:text-style-name="P7" draw:layer="layout" svg:width="2.94cm" svg:height="0.725cm" svg:x="6.696cm" svg:y="19.325cm">
          <draw:text-box>
            <text:p text:style-name="P8"><text:span text:style-name="T1">!timeoutTimer</text:span></text:p>
          </draw:text-box>
        </draw:frame>
        <draw:connector draw:style-name="gr3" draw:text-style-name="P5" draw:layer="layout" draw:type="curve" svg:x1="7.414cm" svg:y1="18.028cm" svg:x2="6.397cm" svg:y2="20.558cm" draw:start-shape="id5" draw:start-glue-point="8" draw:end-shape="id6" svg:d="M7414 18028c0 1899-1017 634-1017 2530" svg:viewBox="0 0 1018 2531">
          <text:p/>
        </draw:connector>
        <draw:connector draw:style-name="gr3" draw:text-style-name="P5" draw:layer="layout" draw:type="curve" svg:x1="11.414cm" svg:y1="13.837cm" svg:x2="15.415cm" svg:y2="15.859cm" draw:start-shape="id4" draw:start-glue-point="10" draw:end-shape="id7" draw:end-glue-point="4" svg:d="M11414 13837c2668 0 4001 674 4001 2022" svg:viewBox="0 0 4002 2023">
          <text:p/>
        </draw:connector>
        <draw:frame draw:style-name="gr4" draw:text-style-name="P7" draw:layer="layout" svg:width="3.81cm" svg:height="1.039cm" svg:x="14.589cm" svg:y="13.931cm">
          <draw:text-box>
            <text:p text:style-name="P6"><text:span text:style-name="T1">Diamond = Occupied</text:span></text:p>
          </draw:text-box>
        </draw:frame>
        <draw:connector draw:style-name="gr3" draw:text-style-name="P5" draw:layer="layout" draw:type="curve" svg:x1="9.001cm" svg:y1="17.266cm" svg:x2="13.827cm" svg:y2="17.32cm" draw:start-shape="id5" draw:start-glue-point="10" draw:end-shape="id7" draw:end-glue-point="6" svg:d="M9001 17266c3619 0 1207 54 4826 54" svg:viewBox="0 0 4827 55">
          <text:p/>
        </draw:connector>
        <draw:frame draw:style-name="gr4" draw:text-style-name="P7" draw:layer="layout" svg:width="4.699cm" svg:height="1.039cm" svg:x="9.128cm" svg:y="16.725cm">
          <draw:text-box>
            <text:p text:style-name="P6"><text:span text:style-name="T1">Diamond = Occupied</text:span></text:p>
          </draw:text-box>
        </draw:frame>
        <draw:connector draw:style-name="gr3" draw:text-style-name="P5" draw:layer="layout" draw:type="curve" svg:x1="15.415cm" svg:y1="18.78cm" svg:x2="14.335cm" svg:y2="21.32cm" draw:start-shape="id7" draw:start-glue-point="8" draw:end-shape="id8" draw:end-glue-point="10" svg:d="M15415 18780c0 1694-360 2540-1080 2540" svg:viewBox="0 0 1081 2541">
          <text:p/>
        </draw:connector>
        <draw:frame draw:style-name="gr6" draw:text-style-name="P9" draw:layer="layout" svg:width="3.302cm" svg:height="0.645cm" svg:x="12.303cm" svg:y="19.288cm">
          <draw:text-box>
            <text:p text:style-name="P8"><text:span text:style-name="T1">Diamond = Clear</text:span></text:p>
          </draw:text-box>
        </draw:frame>
        <draw:frame draw:style-name="gr7" draw:text-style-name="P9" draw:layer="layout" svg:width="9.625cm" svg:height="1.433cm" svg:x="9.79cm" svg:y="6.425cm">
          <draw:text-box>
            <text:p text:style-name="P8"><text:span text:style-name="T1">(A</text:span><text:span text:style-name="T1">ppr</text:span><text:span text:style-name="T1">oa</text:span><text:span text:style-name="T1">ch </text:span><text:span text:style-name="T1">Blo</text:span><text:span text:style-name="T1">ck </text:span><text:span text:style-name="T1">= </text:span><text:span text:style-name="T1">Oc</text:span><text:span text:style-name="T1">cu</text:span><text:span text:style-name="T1">pie</text:span><text:span text:style-name="T1">d) </text:span><text:span text:style-name="T1">&amp;&amp; </text:span><text:span text:style-name="T1">!</text:span><text:span text:style-name="T1">loc</text:span><text:span text:style-name="T1">ko</text:span><text:span text:style-name="T1">utT</text:span><text:span text:style-name="T1">im</text:span><text:span text:style-name="T1">er</text:span></text:p>
          </draw:text-box>
        </draw:frame>
        <draw:frame draw:style-name="gr8" draw:text-style-name="P10" draw:layer="layout" svg:width="3.122cm" svg:height="0.645cm" svg:x="5.826cm" svg:y="4.048cm">
          <draw:text-box>
            <text:p><text:span text:style-name="T3">STATE_IDLE </text:span><text:span text:style-name="T3">[1]</text:span></text:p>
          </draw:text-box>
        </draw:frame>
        <draw:frame draw:style-name="gr9" draw:text-style-name="P10" draw:layer="layout" svg:width="4.528cm" svg:height="0.645cm" svg:x="10.833cm" svg:y="12.738cm">
          <draw:text-box>
            <text:p><text:span text:style-name="T3">STATE_CL</text:span><text:span text:style-name="T3">EARANCE </text:span><text:span text:style-name="T3">[3]</text:span></text:p>
          </draw:text-box>
        </draw:frame>
        <draw:frame draw:style-name="gr10" draw:text-style-name="P10" draw:layer="layout" svg:width="3.901cm" svg:height="0.645cm" svg:x="7.404cm" svg:y="18.028cm">
          <draw:text-box>
            <text:p><text:span text:style-name="T3">STATE_TIMEOUT </text:span><text:span text:style-name="T3">[4]</text:span></text:p>
          </draw:text-box>
        </draw:frame>
        <draw:frame draw:style-name="gr11" draw:text-style-name="P10" draw:layer="layout" svg:width="4.177cm" svg:height="0.645cm" svg:x="15.89cm" svg:y="15.351cm">
          <draw:text-box>
            <text:p><text:span text:style-name="T3">STATE_O</text:span><text:span text:style-name="T3">CCUPIED </text:span><text:span text:style-name="T3">[5]</text:span></text:p>
          </draw:text-box>
        </draw:frame>
        <draw:frame draw:style-name="gr12" draw:text-style-name="P10" draw:layer="layout" svg:width="3.495cm" svg:height="0.645cm" svg:x="2.585cm" svg:y="22.082cm">
          <draw:text-box>
            <text:p><text:span text:style-name="T3">STATE_RESET [8]</text:span></text:p>
          </draw:text-box>
        </draw:frame>
        <draw:connector draw:style-name="gr3" draw:text-style-name="P5" draw:layer="layout" draw:type="curve" draw:line-skew="-0.895cm -1.023cm" svg:x1="4.81cm" svg:y1="21.32cm" svg:x2="9.827cm" svg:y2="4.556cm" draw:start-shape="id6" draw:start-glue-point="6" draw:end-shape="id1" draw:end-glue-point="4" svg:d="M4810 21320c-699 0-1397-4572-1397-9144s1604-9144 3207-9144c1604 0 3207 762 3207 1524" svg:viewBox="0 0 6415 18289">
          <text:p/>
        </draw:connector>
        <draw:custom-shape draw:style-name="gr13" draw:text-style-name="P2" xml:id="id8" draw:id="id8" draw:layer="layout" svg:width="3.556cm" svg:height="2.032cm" svg:x="10.779cm" svg:y="20.304cm">
          <text:p text:style-name="P1"><text:span text:style-name="T1">Lockout</text:span><text:span text:style-name="T1"><text:line-break/></text:span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3.175cm" svg:height="1.524cm" svg:x="5.827cm" svg:y="16.504cm">
          <text:p text:style-name="P1"><text:span text:style-name="T1">Timeout</text:span></text:p>
          <text:p text:style-name="P1"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1" xml:id="id6" draw:id="id6" draw:layer="layout" svg:width="3.175cm" svg:height="1.524cm" svg:x="4.81cm" svg:y="20.558cm">
          <text:p text:style-name="P1"><text:span text:style-name="T1">Reset &amp;</text:span></text:p>
          <text:p text:style-name="P1"><text:span text:style-name="T1">Relinquish</text:span></text:p>
          <text:p text:style-name="P1"><text:span text:style-name="T1">Cleara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5" draw:text-style-name="P10" draw:layer="layout" svg:width="4.058cm" svg:height="0.645cm" svg:x="10.793cm" svg:y="22.336cm">
          <draw:text-box>
            <text:p><text:span text:style-name="T3">STATE_LOCKOUT </text:span><text:span text:style-name="T3">[6]</text:span></text:p>
          </draw:text-box>
        </draw:frame>
        <draw:connector draw:style-name="gr3" draw:text-style-name="P5" draw:layer="layout" draw:type="curve" svg:x1="10.779cm" svg:y1="21.32cm" svg:x2="7.985cm" svg:y2="21.32cm" draw:start-shape="id8" draw:start-glue-point="6" draw:end-shape="id6" draw:end-glue-point="10" svg:d="M10779 21320h-2794" svg:viewBox="0 0 2795 1">
          <text:p/>
        </draw:connector>
        <draw:connector draw:style-name="gr3" draw:text-style-name="P5" draw:layer="layout" draw:type="curve" draw:line-skew="-0.261cm" svg:x1="8.239cm" svg:y1="10.906cm" svg:x2="8.239cm" svg:y2="5.318cm" draw:start-shape="id3" draw:start-glue-point="6" draw:end-shape="id1" draw:end-glue-point="6" svg:d="M8239 10906c-1144 0-1144-5588 0-5588" svg:viewBox="0 0 859 5589">
          <text:p/>
        </draw:connector>
        <draw:frame draw:style-name="gr4" draw:text-style-name="P12" draw:layer="layout" svg:width="2.921cm" svg:height="1.039cm" svg:x="4.61cm" svg:y="8.366cm">
          <draw:text-box>
            <text:p><text:span text:style-name="T1">Clearance </text:span><text:span text:style-name="T1">NOT </text:span><text:span text:style-name="T1">Obtained</text:span></text:p>
          </draw:text-box>
        </draw:frame>
        <draw:frame draw:style-name="gr16" draw:text-style-name="P10" draw:layer="layout" svg:width="3.973cm" svg:height="0.645cm" svg:x="11.405cm" svg:y="7.848cm">
          <draw:text-box>
            <text:p><text:span text:style-name="T3">STATE_DE</text:span><text:span text:style-name="T3">LAY [0]</text:span></text:p>
          </draw:text-box>
        </draw:frame>
        <draw:custom-shape draw:style-name="gr17" draw:text-style-name="P4" xml:id="id3" draw:id="id3" draw:layer="layout" svg:width="3.175cm" svg:height="1.524cm" svg:x="8.239cm" svg:y="10.144cm">
          <text:p text:style-name="P13">Request</text:p>
          <text:p text:style-name="P13">Interlocking</text:p>
          <text:p text:style-name="P13">Clearanc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9.827cm" svg:y1="8.874cm" svg:x2="9.827cm" svg:y2="10.144cm" draw:start-shape="id2" draw:start-glue-point="8" draw:end-shape="id3" draw:end-glue-point="4" svg:d="M9827 8874v1270" svg:viewBox="0 0 1 1271">
          <text:p/>
        </draw:connector>
        <draw:frame draw:style-name="gr16" draw:text-style-name="P10" draw:layer="layout" svg:width="4.02cm" svg:height="0.645cm" svg:x="11.378cm" svg:y="10.642cm">
          <draw:text-box>
            <text:p><text:span text:style-name="T3">STATE_REQUEST </text:span><text:span text:style-name="T3">[2]</text:span></text:p>
          </draw:text-box>
        </draw:frame>
        <draw:custom-shape draw:style-name="gr13" draw:text-style-name="P2" xml:id="id9" draw:id="id9" draw:layer="layout" svg:width="3.556cm" svg:height="2.032cm" svg:x="14.081cm" svg:y="23.352cm">
          <text:p text:style-name="P1"><text:span text:style-name="T1">Wait for opposite</text:span><text:span text:style-name="T1"><text:line-break/></text:span><text:span text:style-name="T1">approach to clea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8" draw:text-style-name="P7" draw:layer="layout" svg:width="3.556cm" svg:height="1.179cm" svg:x="15.732cm" svg:y="21.447cm">
          <draw:text-box>
            <text:p text:style-name="P6"><text:span text:style-name="T1">Opposite Approach</text:span></text:p>
            <text:p text:style-name="P6"><text:span text:style-name="T1">= Occupied</text:span></text:p>
          </draw:text-box>
        </draw:frame>
        <draw:frame draw:style-name="gr19" draw:text-style-name="P10" draw:layer="layout" svg:width="4.155cm" svg:height="0.645cm" svg:x="14.081cm" svg:y="25.384cm">
          <draw:text-box>
            <text:p><text:span text:style-name="T3">STATE_CLEARING </text:span><text:span text:style-name="T3">[7]</text:span></text:p>
          </draw:text-box>
        </draw:frame>
        <draw:frame draw:style-name="gr7" draw:text-style-name="P9" draw:layer="layout" svg:width="5.461cm" svg:height="1.433cm" svg:x="7.35cm" svg:y="24.332cm">
          <draw:text-box>
            <text:p text:style-name="P8"><text:span text:style-name="T1">Opposite Approach = </text:span><text:span text:style-name="T1">Clear</text:span></text:p>
          </draw:text-box>
        </draw:frame>
        <draw:connector draw:style-name="gr3" draw:text-style-name="P5" draw:layer="layout" draw:type="curve" draw:line-skew="0.867cm" svg:x1="17.002cm" svg:y1="17.32cm" svg:x2="17.637cm" svg:y2="24.368cm" draw:start-shape="id7" draw:start-glue-point="10" draw:end-shape="id9" draw:end-glue-point="10" svg:d="M17002 17320c3006 0 2688 7048 635 7048" svg:viewBox="0 0 2217 7049">
          <text:p/>
        </draw:connector>
        <draw:connector draw:style-name="gr3" draw:text-style-name="P5" draw:layer="layout" draw:type="curve" svg:x1="14.081cm" svg:y1="24.368cm" svg:x2="6.398cm" svg:y2="22.082cm" draw:start-shape="id9" draw:start-glue-point="6" draw:end-shape="id6" draw:end-glue-point="8" svg:d="M14081 24368c-5122 0-7683-762-7683-2286" svg:viewBox="0 0 7684 2287">
          <text:p/>
        </draw:connector>
        <draw:frame draw:style-name="gr5" draw:text-style-name="P7" draw:layer="layout" svg:width="2.94cm" svg:height="0.725cm" svg:x="8.22cm" svg:y="20.685cm">
          <draw:text-box>
            <text:p text:style-name="P8"><text:span text:style-name="T1">!lockoutTim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Petersen</meta:initial-creator>
    <meta:creation-date>2013-12-26T17:55:44</meta:creation-date>
    <dc:date>2024-06-10T20:57:49.438152963</dc:date>
    <meta:editing-duration>P4DT6H8M2S</meta:editing-duration>
    <meta:editing-cycles>89</meta:editing-cycles>
    <meta:generator>LibreOffice/24.2.3.2$Linux_X86_64 LibreOffice_project/420$Build-2</meta:generator>
    <meta:print-date>2024-05-19T20:38:32.300229175</meta:print-date>
    <meta:document-statistic meta:object-count="45"/>
  </office:meta>
</office:document-meta>
</file>